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201cm" table:align="left"/>
    </style:style>
    <style:style style:name="Table1.A" style:family="table-column">
      <style:table-column-properties style:column-width="1.508cm"/>
    </style:style>
    <style:style style:name="Table1.B" style:family="table-column">
      <style:table-column-properties style:column-width="1.6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2279" officeooo:paragraph-rsid="00162279"/>
    </style:style>
    <style:style style:name="P2" style:family="paragraph" style:parent-style-name="Standard">
      <style:text-properties officeooo:rsid="0016ab95" officeooo:paragraph-rsid="0016ab95"/>
    </style:style>
    <style:style style:name="P3" style:family="paragraph" style:parent-style-name="Standard">
      <style:text-properties officeooo:rsid="00186e78" officeooo:paragraph-rsid="00186e78"/>
    </style:style>
    <style:style style:name="P4" style:family="paragraph" style:parent-style-name="Standard">
      <style:text-properties officeooo:rsid="001890ea" officeooo:paragraph-rsid="001890ea"/>
    </style:style>
    <style:style style:name="P5" style:family="paragraph" style:parent-style-name="Standard">
      <style:paragraph-properties fo:text-align="center" style:justify-single-word="false"/>
      <style:text-properties fo:color="#ff3333" fo:font-size="17pt" officeooo:rsid="00195c20" officeooo:paragraph-rsid="00195c20" style:font-size-asian="17pt" style:font-size-complex="17pt"/>
    </style:style>
    <style:style style:name="P6" style:family="paragraph" style:parent-style-name="Standard">
      <style:text-properties officeooo:rsid="001ab393" officeooo:paragraph-rsid="001ab393"/>
    </style:style>
    <style:style style:name="P7" style:family="paragraph" style:parent-style-name="Standard">
      <style:text-properties officeooo:rsid="001c75f9" officeooo:paragraph-rsid="001c75f9"/>
    </style:style>
    <style:style style:name="P8" style:family="paragraph" style:parent-style-name="Standard">
      <style:text-properties officeooo:rsid="001c79fc" officeooo:paragraph-rsid="001c79fc"/>
    </style:style>
    <style:style style:name="P9" style:family="paragraph" style:parent-style-name="Standard">
      <style:text-properties officeooo:rsid="001d2ea6" officeooo:paragraph-rsid="001d2ea6"/>
    </style:style>
    <style:style style:name="P10" style:family="paragraph" style:parent-style-name="Standard">
      <style:text-properties officeooo:rsid="0020143b" officeooo:paragraph-rsid="0020143b"/>
    </style:style>
    <style:style style:name="P11" style:family="paragraph" style:parent-style-name="Standard">
      <style:text-properties officeooo:rsid="0020507a" officeooo:paragraph-rsid="0020507a"/>
    </style:style>
    <style:style style:name="P12" style:family="paragraph" style:parent-style-name="Standard">
      <style:text-properties officeooo:rsid="0020507a" officeooo:paragraph-rsid="003bf114"/>
    </style:style>
    <style:style style:name="P13" style:family="paragraph" style:parent-style-name="Standard">
      <style:text-properties officeooo:rsid="002251f1" officeooo:paragraph-rsid="002251f1"/>
    </style:style>
    <style:style style:name="P14" style:family="paragraph" style:parent-style-name="Standard">
      <style:text-properties officeooo:rsid="0022a366" officeooo:paragraph-rsid="0022a366"/>
    </style:style>
    <style:style style:name="P15" style:family="paragraph" style:parent-style-name="Standard">
      <style:text-properties officeooo:rsid="00240de7" officeooo:paragraph-rsid="00240de7"/>
    </style:style>
    <style:style style:name="P16" style:family="paragraph" style:parent-style-name="Standard">
      <style:text-properties officeooo:rsid="00260682" officeooo:paragraph-rsid="00260682"/>
    </style:style>
    <style:style style:name="P17" style:family="paragraph" style:parent-style-name="Standard">
      <style:paragraph-properties fo:text-align="center" style:justify-single-word="false"/>
      <style:text-properties fo:font-size="15pt" officeooo:rsid="0028df5c" officeooo:paragraph-rsid="0028df5c" style:font-size-asian="15pt" style:font-size-complex="15pt"/>
    </style:style>
    <style:style style:name="P18" style:family="paragraph" style:parent-style-name="Standard">
      <style:paragraph-properties fo:text-align="center" style:justify-single-word="false"/>
      <style:text-properties fo:font-size="15pt" officeooo:rsid="0027595f" officeooo:paragraph-rsid="0027595f" style:font-size-asian="15pt" style:font-size-complex="15pt"/>
    </style:style>
    <style:style style:name="P19" style:family="paragraph" style:parent-style-name="Standard">
      <style:text-properties officeooo:rsid="0029a7ab" officeooo:paragraph-rsid="0029a7ab"/>
    </style:style>
    <style:style style:name="P20" style:family="paragraph" style:parent-style-name="Standard">
      <style:text-properties officeooo:rsid="002b89b2" officeooo:paragraph-rsid="002b89b2"/>
    </style:style>
    <style:style style:name="P21" style:family="paragraph" style:parent-style-name="Standard">
      <style:text-properties officeooo:rsid="002c9053" officeooo:paragraph-rsid="002c9053"/>
    </style:style>
    <style:style style:name="P22" style:family="paragraph" style:parent-style-name="Standard">
      <style:text-properties officeooo:rsid="002e1d9c" officeooo:paragraph-rsid="002e1d9c"/>
    </style:style>
    <style:style style:name="P23" style:family="paragraph" style:parent-style-name="Standard">
      <style:text-properties officeooo:rsid="003039ce" officeooo:paragraph-rsid="003039ce"/>
    </style:style>
    <style:style style:name="P24" style:family="paragraph" style:parent-style-name="Standard">
      <style:text-properties officeooo:rsid="003039ce" officeooo:paragraph-rsid="00341ae5"/>
    </style:style>
    <style:style style:name="P25" style:family="paragraph" style:parent-style-name="Standard">
      <style:text-properties officeooo:rsid="003268eb" officeooo:paragraph-rsid="003268eb"/>
    </style:style>
    <style:style style:name="P26" style:family="paragraph" style:parent-style-name="Standard">
      <style:text-properties officeooo:rsid="003268eb" officeooo:paragraph-rsid="00341ae5"/>
    </style:style>
    <style:style style:name="P27" style:family="paragraph" style:parent-style-name="Standard">
      <style:text-properties officeooo:rsid="00341ae5" officeooo:paragraph-rsid="00341ae5"/>
    </style:style>
    <style:style style:name="P28" style:family="paragraph" style:parent-style-name="Standard">
      <style:text-properties officeooo:rsid="00355668" officeooo:paragraph-rsid="00355668"/>
    </style:style>
    <style:style style:name="P29" style:family="paragraph" style:parent-style-name="Standard">
      <style:text-properties officeooo:rsid="00355668" officeooo:paragraph-rsid="0038db2f"/>
    </style:style>
    <style:style style:name="P30" style:family="paragraph" style:parent-style-name="Standard">
      <style:text-properties officeooo:rsid="003647bc" officeooo:paragraph-rsid="003647bc"/>
    </style:style>
    <style:style style:name="P31" style:family="paragraph" style:parent-style-name="Standard">
      <style:text-properties officeooo:rsid="00373adf" officeooo:paragraph-rsid="00373adf"/>
    </style:style>
    <style:style style:name="P32" style:family="paragraph" style:parent-style-name="Standard">
      <style:text-properties officeooo:rsid="0037876d" officeooo:paragraph-rsid="0037876d"/>
    </style:style>
    <style:style style:name="P33" style:family="paragraph" style:parent-style-name="Standard">
      <style:text-properties officeooo:rsid="003893b2" officeooo:paragraph-rsid="003893b2"/>
    </style:style>
    <style:style style:name="P34" style:family="paragraph" style:parent-style-name="Standard">
      <style:text-properties officeooo:rsid="0038db2f" officeooo:paragraph-rsid="0038db2f"/>
    </style:style>
    <style:style style:name="P35" style:family="paragraph" style:parent-style-name="Standard">
      <style:text-properties officeooo:rsid="003b8e7a" officeooo:paragraph-rsid="003b8e7a"/>
    </style:style>
    <style:style style:name="P36" style:family="paragraph" style:parent-style-name="Standard">
      <style:text-properties officeooo:rsid="003b8e7a" officeooo:paragraph-rsid="003bf114"/>
    </style:style>
    <style:style style:name="P37" style:family="paragraph" style:parent-style-name="Standard">
      <style:text-properties officeooo:rsid="003bf114" officeooo:paragraph-rsid="003bf114"/>
    </style:style>
    <style:style style:name="P38" style:family="paragraph" style:parent-style-name="Standard">
      <style:paragraph-properties fo:text-align="center" style:justify-single-word="false"/>
      <style:text-properties officeooo:rsid="003f1e39" officeooo:paragraph-rsid="003f1e39"/>
    </style:style>
    <style:style style:name="P39" style:family="paragraph" style:parent-style-name="Standard">
      <style:paragraph-properties fo:text-align="start" style:justify-single-word="false"/>
      <style:text-properties officeooo:rsid="003f1e39" officeooo:paragraph-rsid="003f1e39"/>
    </style:style>
    <style:style style:name="P40" style:family="paragraph" style:parent-style-name="Standard">
      <style:paragraph-properties fo:text-align="start" style:justify-single-word="false"/>
      <style:text-properties officeooo:paragraph-rsid="003f4d26"/>
    </style:style>
    <style:style style:name="P41" style:family="paragraph" style:parent-style-name="Standard">
      <style:paragraph-properties fo:text-align="start" style:justify-single-word="false"/>
      <style:text-properties officeooo:rsid="003f4d26" officeooo:paragraph-rsid="003f4d26"/>
    </style:style>
    <style:style style:name="P42" style:family="paragraph" style:parent-style-name="Standard">
      <style:paragraph-properties fo:text-align="start" style:justify-single-word="false"/>
      <style:text-properties officeooo:rsid="00411fd8" officeooo:paragraph-rsid="00411fd8"/>
    </style:style>
    <style:style style:name="P43" style:family="paragraph" style:parent-style-name="Standard">
      <style:paragraph-properties fo:text-align="start" style:justify-single-word="false"/>
      <style:text-properties officeooo:rsid="00424ef4" officeooo:paragraph-rsid="00424ef4"/>
    </style:style>
    <style:style style:name="P44" style:family="paragraph" style:parent-style-name="Standard">
      <style:paragraph-properties fo:text-align="start" style:justify-single-word="false"/>
      <style:text-properties officeooo:rsid="004434f2" officeooo:paragraph-rsid="004434f2"/>
    </style:style>
    <style:style style:name="P45" style:family="paragraph" style:parent-style-name="Standard">
      <style:paragraph-properties fo:text-align="start" style:justify-single-word="false"/>
      <style:text-properties officeooo:rsid="004434f2" officeooo:paragraph-rsid="004623b2"/>
    </style:style>
    <style:style style:name="P46" style:family="paragraph" style:parent-style-name="Standard">
      <style:paragraph-properties fo:text-align="start" style:justify-single-word="false"/>
      <style:text-properties officeooo:rsid="004434f2" officeooo:paragraph-rsid="004940d1"/>
    </style:style>
    <style:style style:name="P47" style:family="paragraph" style:parent-style-name="Standard">
      <style:paragraph-properties fo:text-align="start" style:justify-single-word="false"/>
      <style:text-properties officeooo:rsid="004434f2" officeooo:paragraph-rsid="004fe107"/>
    </style:style>
    <style:style style:name="P48" style:family="paragraph" style:parent-style-name="Standard">
      <style:paragraph-properties fo:text-align="start" style:justify-single-word="false"/>
      <style:text-properties officeooo:rsid="00448d68" officeooo:paragraph-rsid="00448d68"/>
    </style:style>
    <style:style style:name="P49" style:family="paragraph" style:parent-style-name="Standard">
      <style:paragraph-properties fo:text-align="start" style:justify-single-word="false"/>
      <style:text-properties officeooo:rsid="004623b2" officeooo:paragraph-rsid="004623b2"/>
    </style:style>
    <style:style style:name="P50" style:family="paragraph" style:parent-style-name="Standard">
      <style:paragraph-properties fo:text-align="start" style:justify-single-word="false"/>
      <style:text-properties officeooo:rsid="0047d4a9" officeooo:paragraph-rsid="0047d4a9"/>
    </style:style>
    <style:style style:name="P51" style:family="paragraph" style:parent-style-name="Standard">
      <style:paragraph-properties fo:text-align="start" style:justify-single-word="false"/>
      <style:text-properties officeooo:rsid="004940d1" officeooo:paragraph-rsid="004940d1"/>
    </style:style>
    <style:style style:name="P52" style:family="paragraph" style:parent-style-name="Standard">
      <style:paragraph-properties fo:text-align="start" style:justify-single-word="false"/>
      <style:text-properties officeooo:rsid="004b3d95" officeooo:paragraph-rsid="004b3d95"/>
    </style:style>
    <style:style style:name="P53" style:family="paragraph" style:parent-style-name="Standard">
      <style:paragraph-properties fo:text-align="start" style:justify-single-word="false"/>
      <style:text-properties officeooo:rsid="004b3d95" officeooo:paragraph-rsid="004fe107"/>
    </style:style>
    <style:style style:name="P54" style:family="paragraph" style:parent-style-name="Standard">
      <style:paragraph-properties fo:text-align="start" style:justify-single-word="false"/>
      <style:text-properties officeooo:rsid="004d0fa8" officeooo:paragraph-rsid="004d0fa8"/>
    </style:style>
    <style:style style:name="P55" style:family="paragraph" style:parent-style-name="Standard">
      <style:paragraph-properties fo:text-align="start" style:justify-single-word="false"/>
      <style:text-properties officeooo:rsid="004fe107" officeooo:paragraph-rsid="004fe107"/>
    </style:style>
    <style:style style:name="P56" style:family="paragraph" style:parent-style-name="Standard">
      <style:paragraph-properties fo:text-align="start" style:justify-single-word="false"/>
      <style:text-properties officeooo:rsid="00515676" officeooo:paragraph-rsid="00515676"/>
    </style:style>
    <style:style style:name="P57" style:family="paragraph" style:parent-style-name="Standard">
      <style:paragraph-properties fo:text-align="start" style:justify-single-word="false"/>
      <style:text-properties officeooo:rsid="00539882" officeooo:paragraph-rsid="00539882"/>
    </style:style>
    <style:style style:name="P58" style:family="paragraph" style:parent-style-name="Standard">
      <style:paragraph-properties fo:text-align="center" style:justify-single-word="false"/>
      <style:text-properties officeooo:rsid="0054bb89" officeooo:paragraph-rsid="0054bb89"/>
    </style:style>
    <style:style style:name="P59" style:family="paragraph" style:parent-style-name="Standard">
      <style:paragraph-properties fo:text-align="start" style:justify-single-word="false"/>
      <style:text-properties officeooo:rsid="0054bb89" officeooo:paragraph-rsid="0054bb89"/>
    </style:style>
    <style:style style:name="P60" style:family="paragraph" style:parent-style-name="Standard">
      <style:paragraph-properties fo:text-align="start" style:justify-single-word="false"/>
      <style:text-properties style:text-underline-style="solid" style:text-underline-width="auto" style:text-underline-color="font-color" officeooo:rsid="0054bb89" officeooo:paragraph-rsid="0054bb89"/>
    </style:style>
    <style:style style:name="P61" style:family="paragraph" style:parent-style-name="Standard">
      <style:paragraph-properties fo:text-align="start" style:justify-single-word="false"/>
      <style:text-properties style:text-underline-style="solid" style:text-underline-width="auto" style:text-underline-color="font-color" officeooo:rsid="005666a0" officeooo:paragraph-rsid="005666a0"/>
    </style:style>
    <style:style style:name="P62" style:family="paragraph" style:parent-style-name="Standard">
      <style:paragraph-properties fo:text-align="start" style:justify-single-word="false"/>
      <style:text-properties style:text-underline-style="solid" style:text-underline-width="auto" style:text-underline-color="font-color" officeooo:rsid="0056d8b7" officeooo:paragraph-rsid="0056d8b7"/>
    </style:style>
    <style:style style:name="P63" style:family="paragraph" style:parent-style-name="Standard">
      <style:paragraph-properties fo:text-align="start" style:justify-single-word="false"/>
      <style:text-properties style:text-underline-style="solid" style:text-underline-width="auto" style:text-underline-color="font-color" officeooo:rsid="00598e17" officeooo:paragraph-rsid="00598e17"/>
    </style:style>
    <style:style style:name="P64" style:family="paragraph" style:parent-style-name="Standard">
      <style:paragraph-properties fo:text-align="start" style:justify-single-word="false"/>
      <style:text-properties style:text-underline-style="solid" style:text-underline-width="auto" style:text-underline-color="font-color" officeooo:rsid="0059c3e1" officeooo:paragraph-rsid="0059c3e1"/>
    </style:style>
    <style:style style:name="P65" style:family="paragraph" style:parent-style-name="Standard">
      <style:paragraph-properties fo:text-align="start" style:justify-single-word="false"/>
      <style:text-properties style:text-underline-style="solid" style:text-underline-width="auto" style:text-underline-color="font-color" officeooo:rsid="005b1b6b" officeooo:paragraph-rsid="005b1b6b"/>
    </style:style>
    <style:style style:name="P66" style:family="paragraph" style:parent-style-name="Standard">
      <style:paragraph-properties fo:text-align="start" style:justify-single-word="false"/>
      <style:text-properties style:text-underline-style="solid" style:text-underline-width="auto" style:text-underline-color="font-color" officeooo:rsid="005cb3fc" officeooo:paragraph-rsid="005cb3fc"/>
    </style:style>
    <style:style style:name="P67" style:family="paragraph" style:parent-style-name="Standard">
      <style:paragraph-properties fo:text-align="start" style:justify-single-word="false"/>
      <style:text-properties style:text-underline-style="solid" style:text-underline-width="auto" style:text-underline-color="font-color" officeooo:rsid="005cb3fc" officeooo:paragraph-rsid="005d1992"/>
    </style:style>
    <style:style style:name="P68" style:family="paragraph" style:parent-style-name="Standard">
      <style:paragraph-properties fo:text-align="start" style:justify-single-word="false"/>
      <style:text-properties style:text-underline-style="solid" style:text-underline-width="auto" style:text-underline-color="font-color" officeooo:rsid="005db2c1" officeooo:paragraph-rsid="005db2c1"/>
    </style:style>
    <style:style style:name="P69" style:family="paragraph" style:parent-style-name="Standard">
      <style:paragraph-properties fo:text-align="start" style:justify-single-word="false"/>
      <style:text-properties style:text-underline-style="none" officeooo:rsid="0054bb89" officeooo:paragraph-rsid="0054bb89"/>
    </style:style>
    <style:style style:name="P70" style:family="paragraph" style:parent-style-name="Standard">
      <style:paragraph-properties fo:text-align="start" style:justify-single-word="false"/>
      <style:text-properties style:text-underline-style="none" officeooo:rsid="005666a0" officeooo:paragraph-rsid="005666a0"/>
    </style:style>
    <style:style style:name="P71" style:family="paragraph" style:parent-style-name="Standard">
      <style:paragraph-properties fo:text-align="start" style:justify-single-word="false"/>
      <style:text-properties style:text-underline-style="none" officeooo:rsid="0056d8b7" officeooo:paragraph-rsid="0056d8b7"/>
    </style:style>
    <style:style style:name="P72" style:family="paragraph" style:parent-style-name="Table_20_Contents">
      <style:paragraph-properties fo:text-align="start" style:justify-single-word="false"/>
    </style:style>
    <style:style style:name="P73" style:family="paragraph" style:parent-style-name="Table_20_Contents">
      <style:paragraph-properties fo:text-align="start" style:justify-single-word="false"/>
      <style:text-properties officeooo:rsid="005666a0" officeooo:paragraph-rsid="005666a0"/>
    </style:style>
    <style:style style:name="T1" style:family="text">
      <style:text-properties officeooo:rsid="00186e78"/>
    </style:style>
    <style:style style:name="T2" style:family="text">
      <style:text-properties officeooo:rsid="001f6582"/>
    </style:style>
    <style:style style:name="T3" style:family="text">
      <style:text-properties officeooo:rsid="0020bb73"/>
    </style:style>
    <style:style style:name="T4" style:family="text">
      <style:text-properties officeooo:rsid="00228823"/>
    </style:style>
    <style:style style:name="T5" style:family="text">
      <style:text-properties officeooo:rsid="002bc43a"/>
    </style:style>
    <style:style style:name="T6" style:family="text">
      <style:text-properties officeooo:rsid="002df81a"/>
    </style:style>
    <style:style style:name="T7" style:family="text">
      <style:text-properties officeooo:rsid="003039ce"/>
    </style:style>
    <style:style style:name="T8" style:family="text">
      <style:text-properties officeooo:rsid="0030a897"/>
    </style:style>
    <style:style style:name="T9" style:family="text">
      <style:text-properties officeooo:rsid="003268eb"/>
    </style:style>
    <style:style style:name="T10" style:family="text">
      <style:text-properties officeooo:rsid="00341ae5"/>
    </style:style>
    <style:style style:name="T11" style:family="text">
      <style:text-properties officeooo:rsid="00373adf"/>
    </style:style>
    <style:style style:name="T12" style:family="text">
      <style:text-properties officeooo:rsid="0038db2f"/>
    </style:style>
    <style:style style:name="T13" style:family="text">
      <style:text-properties officeooo:rsid="003b8e7a"/>
    </style:style>
    <style:style style:name="T14" style:family="text">
      <style:text-properties officeooo:rsid="003bf114"/>
    </style:style>
    <style:style style:name="T15" style:family="text">
      <style:text-properties officeooo:rsid="0020507a"/>
    </style:style>
    <style:style style:name="T16" style:family="text">
      <style:text-properties officeooo:rsid="003f4d26"/>
    </style:style>
    <style:style style:name="T17" style:family="text">
      <style:text-properties fo:font-variant="normal" fo:text-transform="none" style:use-window-font-color="true" style:font-name="Liberation Serif" fo:font-size="12pt" fo:letter-spacing="normal" fo:font-style="normal" fo:font-weight="normal" officeooo:rsid="00411fd8" style:font-size-asian="12pt" style:font-size-complex="12pt"/>
    </style:style>
    <style:style style:name="T18" style:family="text">
      <style:text-properties officeooo:rsid="004434f2"/>
    </style:style>
    <style:style style:name="T19" style:family="text">
      <style:text-properties officeooo:rsid="004623b2"/>
    </style:style>
    <style:style style:name="T20" style:family="text">
      <style:text-properties officeooo:rsid="004940d1"/>
    </style:style>
    <style:style style:name="T21" style:family="text">
      <style:text-properties officeooo:rsid="004fe107"/>
    </style:style>
    <style:style style:name="T22" style:family="text">
      <style:text-properties officeooo:rsid="00515676"/>
    </style:style>
    <style:style style:name="T23" style:family="text">
      <style:text-properties style:text-underline-style="none"/>
    </style:style>
    <style:style style:name="T24" style:family="text">
      <style:text-properties style:text-underline-style="none" officeooo:rsid="005666a0"/>
    </style:style>
    <style:style style:name="T25" style:family="text">
      <style:text-properties style:text-underline-style="none" officeooo:rsid="0056d8b7"/>
    </style:style>
    <style:style style:name="T26" style:family="text">
      <style:text-properties style:text-underline-style="none" officeooo:rsid="005d1992"/>
    </style:style>
    <style:style style:name="T27" style:family="text">
      <style:text-properties officeooo:rsid="0056d8b7"/>
    </style:style>
    <style:style style:name="T28" style:family="text">
      <style:text-properties style:use-window-font-color="true" style:text-underline-style="none"/>
    </style:style>
    <style:style style:name="T29" style:family="text">
      <style:text-properties style:use-window-font-color="true" style:text-underline-style="none" officeooo:rsid="005808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Programation Réseau</text:p>
      <text:p text:style-name="P1"/>
      <text:p text:style-name="P1"/>
      <text:p text:style-name="P17">Socket TCP</text:p>
      <text:p text:style-name="P1"/>
      <text:p text:style-name="P1">Sockets : est un mécanisme de bas niveau permettant de faire passer les flux d'octets entre applications qui ne se trouvent pas nécessairement sur la même machine (en réseau).</text:p>
      <text:p text:style-name="P1">Introduites dans Unix BSD.</text:p>
      <text:p text:style-name="P1"/>
      <text:p text:style-name="P1">Modèle de communication : Client-serveur, pear-to-pear.</text:p>
      <text:p text:style-name="P1">Dans ce cours client serveur.</text:p>
      <text:p text:style-name="P1">Identifié par l'adresse IP</text:p>
      <text:p text:style-name="P1">Port de communication : Un port de 1 jusqu'à 65535.</text:p>
      <text:p text:style-name="P1">daytime (13), echo (7) /etc/services.</text:p>
      <text:p text:style-name="P1"/>
      <text:p text:style-name="P1">Protocole TCP :</text:p>
      <text:p text:style-name="P1">Protocole orienté connexion.</text:p>
      <text:p text:style-name="P1">Comme une conversation telephonique :</text:p>
      <text:p text:style-name="P1"><text:tab/>Etablir une connexion</text:p>
      <text:p text:style-name="P1"><text:tab/>Envoie de données</text:p>
      <text:p text:style-name="P1">Fiabilité : garantie de la non perte des données et de leur arrivée dans le bon ordre.</text:p>
      <text:p text:style-name="P1"/>
      <text:p text:style-name="P1">Protocole UDP :</text:p>
      <text:p text:style-name="P1">Utilise un protocole sans connexion</text:p>
      <text:p text:style-name="P1">Service postal : deux applications peuvent s'envoyer des messages sans établir une connexion entre elles.</text:p>
      <text:p text:style-name="P1">Protocole non fiable : l'ordre d'arrivée n'est pas garantie non plus</text:p>
      <text:p text:style-name="P1"/>
      <text:p text:style-name="P1">Socket en mode TCP</text:p>
      <text:p text:style-name="P1">Le serveur s'exécute sur une machine particulière et écoute les requêtes des clients sur un port donné via une socket liée à ce port.</text:p>
      <text:p text:style-name="P1">Le client connaît l'adresse de la machine sur laquelle s'exécute sur le serveur ainsi que le port sur lequel il écoute =&gt; il utilisera ces informations pour essayer de se connecter au serveur.</text:p>
      <text:p text:style-name="P1">Si le serveur accèpte la connexion du client :</text:p>
      <text:p text:style-name="P1"><text:tab/>une nouvelle socket est créée au niveau du serveur</text:p>
      <text:p text:style-name="P1"><text:tab/>une nouvelle socket est créée au niveau client.</text:p>
      <text:p text:style-name="P1"/>
      <text:p text:style-name="P2">Socket en java</text:p>
      <text:p text:style-name="P2">Java offre dans java.net une interface orientée objet simplifié de manipulation de sockets.</text:p>
      <text:p text:style-name="P2">Java simplifie la manipulation des socket on utilise inputStream, outputStream.</text:p>
      <text:p text:style-name="P2"/>
      <text:p text:style-name="P2">Classe java pour l'adressage</text:p>
      <text:p text:style-name="P2">InetAddress pour l'adressage IP.</text:p>
      <text:p text:style-name="P2">GetByName (String host) renvoie un objet InetAdress.</text:p>
      <text:p text:style-name="P2"/>
      <text:p text:style-name="P2">Schéma général d'un client TCP :</text:p>
      <text:p text:style-name="P2"><text:tab/>Connexion au serveur</text:p>
      <text:p text:style-name="P2"><text:tab/>Echange de messages</text:p>
      <text:p text:style-name="P2"><text:tab/>Deconnexion</text:p>
      <text:p text:style-name="P2"/>
      <text:p text:style-name="P2">Connexion au serveur</text:p>
      <text:p text:style-name="P2"><text:soft-page-break/>Création d'un objet de la classe Socket </text:p>
      <text:p text:style-name="P2">Socket (InetAdress address, int port)</text:p>
      <text:p text:style-name="P2">Socket (String host, int port) // <text:span text:style-name="T1">n'existe pas dans UDP</text:span></text:p>
      <text:p text:style-name="P2">Socket() + connect (SocketAddress endpoint) // class mère de la class InetSocketAddress (représente un couple de terminaison)</text:p>
      <text:p text:style-name="P2"/>
      <text:p text:style-name="P3">Connexion du client au serveur</text:p>
      <text:p text:style-name="P3">getInetAddress() : l'adresse à laquelle la socket est connectée</text:p>
      <text:p text:style-name="P3">getPort() : le port auquel la socket est connectée</text:p>
      <text:p text:style-name="P3">getLocalAddress() : l'adresse locale à laquelle la socket est liée.</text:p>
      <text:p text:style-name="P3">GetLocalPort() : pour le port</text:p>
      <text:p text:style-name="P3"/>
      <text:p text:style-name="P3">Echange des données :</text:p>
      <text:p text:style-name="P3">Pour échanger des données avec le serveur, le client :</text:p>
      <text:p text:style-name="P3">ouvre le flux d'entrée associé à la socket</text:p>
      <text:p text:style-name="P3"><text:tab/>InputStream getInputStream()</text:p>
      <text:p text:style-name="P3">Ouvre le flux de sortie associé à la socket en utilisant :</text:p>
      <text:p text:style-name="P3"><text:tab/>OutputStream getOutputStream()</text:p>
      <text:p text:style-name="P3">Reçoit les données du serveur en effectuant des lectures sur le flux d'entrée et lui envoie des données par des écritures sur le flux de sortie.</text:p>
      <text:p text:style-name="P3"/>
      <text:p text:style-name="P3">Entrées/Sortie en Java</text:p>
      <text:p text:style-name="P3">Lecture </text:p>
      <text:p text:style-name="P3">InputStream =&gt; octets</text:p>
      <text:p text:style-name="P3">InputStreamReader =&gt; caractères</text:p>
      <text:p text:style-name="P3">BufferedReader =&gt; texte bufferisé</text:p>
      <text:p text:style-name="P3">Ecriture</text:p>
      <text:p text:style-name="P3">OutputStream =&gt; octets</text:p>
      <text:p text:style-name="P3">OutputStreamWriter =&gt; caractères</text:p>
      <text:p text:style-name="P3">BufferedWriter =&gt; texte bufferisé</text:p>
      <text:p text:style-name="P3"/>
      <text:p text:style-name="P3"/>
      <text:p text:style-name="P3">La class inputStream offre plusieurs méthodes de lecture d'octets</text:p>
      <text:p text:style-name="P3">int read()</text:p>
      <text:p text:style-name="P3">int read(byte[] b)</text:p>
      <text:p text:style-name="P3">int read(byte[] b, int off, int len)</text:p>
      <text:p text:style-name="P3"/>
      <text:p text:style-name="P4">InputStreamReader(InputStream in)</text:p>
      <text:p text:style-name="P4">Methode de lectures </text:p>
      <text:p text:style-name="P4"><text:tab/>int read() lit un caractères</text:p>
      <text:p text:style-name="P4"><text:tab/>public int read(char [] cbuf, int off, int len)</text:p>
      <text:p text:style-name="P4"/>
      <text:p text:style-name="P4">BufferedReader(Reader in)</text:p>
      <text:p text:style-name="P4"><text:tab/>readLine()</text:p>
      <text:p text:style-name="P4"/>
      <text:p text:style-name="P4">Exemples :</text:p>
      <text:p text:style-name="P4">BufferedReader in = new BufferedReader(new InputStreamReader(System.in)) ;</text:p>
      <text:p text:style-name="P4">Syso(in.readLine()) ;</text:p>
      <text:p text:style-name="P4"/>
      <text:p text:style-name="P4">OutputStream</text:p>
      <text:p text:style-name="P4">voit write (int b) : écrit un octet.</text:p>
      <text:p text:style-name="P4">OutputStreamWriter(OutputStream in)</text:p>
      <text:p text:style-name="P4"><text:soft-page-break/>méthode newLine()</text:p>
      <text:p text:style-name="P4"/>
      <text:p text:style-name="P4">Exemple : Ecriture sur un fichier</text:p>
      <text:p text:style-name="P4">BufferedWriter out = new BufferedWriter (new OutputStreamWriternew FileOutPutStream(«mon fichier »)) ;</text:p>
      <text:p text:style-name="P4">out.write(« Ecriture fichier ») ;</text:p>
      <text:p text:style-name="P4">out.flush() ;</text:p>
      <text:p text:style-name="P4"/>
      <text:p text:style-name="P6">Déconnexion du serveur</text:p>
      <text:p text:style-name="P6">A la fin, le client</text:p>
      <text:p text:style-name="P6">ferme les flux d'entée</text:p>
      <text:p text:style-name="P6">méthode close</text:p>
      <text:p text:style-name="P6"/>
      <text:p text:style-name="P6">Exemple d'un client TCP daytime</text:p>
      <text:p text:style-name="P6">Un serveur daytime fournit la date et l'heure à un client dès qu'il se connecte.</text:p>
      <text:p text:style-name="P6">Par défaut, le port associé est le port 13</text:p>
      <text:p text:style-name="P6">Solliciter le service daytime via telnet : telnet adresse_serveur 13.</text:p>
      <text:p text:style-name="P6"/>
      <text:p text:style-name="P7">Socket serveur = new Socket(« 139.124.187.20 », 13) ;</text:p>
      <text:p text:style-name="P7">BufferedReader b = new BufferedReader(new InputStreamReader(serveur.getInputStream()) ;</text:p>
      <text:p text:style-name="P7">syso(b.readLine()) ;</text:p>
      <text:p text:style-name="P8">b.close() ;</text:p>
      <text:p text:style-name="P8">serveur.close() ;</text:p>
      <text:p text:style-name="P8"/>
      <text:p text:style-name="P9">Serveur TCP</text:p>
      <text:p text:style-name="P9">Schéma général d'un serveur</text:p>
      <text:p text:style-name="P9">Attachement à une adresse IP locale et à un port local</text:p>
      <text:p text:style-name="P9">Attente et acceptation d'un clien</text:p>
      <text:p text:style-name="P9"/>
      <text:p text:style-name="P9">ServerSocket // Socket d'écoute</text:p>
      <text:p text:style-name="P9">ServerSocket (int port)</text:p>
      <text:p text:style-name="P9">ServerSocket (int port, int backlog) // taille maximal de la file d'attente des connexions entrantes</text:p>
      <text:p text:style-name="P9">ServerSocket (int port, int backlog, InetAddress bindAddr) // adresse d'écoute</text:p>
      <text:p text:style-name="P9"/>
      <text:p text:style-name="P9">ServerSocket()</text:p>
      <text:p text:style-name="P9">void bind(SocketAddress <text:span text:style-name="T2">endpoint</text:span>)</text:p>
      <text:p text:style-name="P9"/>
      <text:p text:style-name="P10">Socket accept() écouter et accepter une connexion en créant une nouvelle socket de communication avec le client.</text:p>
      <text:p text:style-name="P10">C'est méthode est une méthode bloquante jusqu'à ce qu'il y ait une connexion.</text:p>
      <text:p text:style-name="P10">void close() : ferme la socket du serveur.close</text:p>
      <text:p text:style-name="P10"/>
      <text:p text:style-name="P13">Ecrire la socket du serveur.</text:p>
      <text:p text:style-name="P10"/>
      <text:p text:style-name="P11">ServerSocket serveur = new ServerSocket(13) ;</text:p>
      <text:p text:style-name="P14">for (int i = 0 ; i &lt; n ; ++i) {</text:p>
      <text:p text:style-name="P11"><text:tab/>Socket client = server.accept() ;</text:p>
      <text:p text:style-name="P11"><text:tab/>Bufferedwriter out = new BufferedWriter(new <text:tab/>OutputStreamWriter(client.getOutputStream())) ;</text:p>
      <text:p text:style-name="P11"><text:tab/>out.write(new <text:span text:style-name="T3">D</text:span>ate().getTime()) ;</text:p>
      <text:p text:style-name="P11"><text:tab/>out.close() ;<text:tab/></text:p>
      <text:p text:style-name="P11"><text:span text:style-name="T4"><text:tab/>client</text:span>.close() ;</text:p>
      <text:p text:style-name="P14"><text:soft-page-break/>}</text:p>
      <text:p text:style-name="P14">serveur.close() ;</text:p>
      <text:p text:style-name="P14"/>
      <text:p text:style-name="P15">Thread en Java</text:p>
      <text:p text:style-name="P15">Définir une nouvelle classe qui dérive de thread.</text:p>
      <text:p text:style-name="P15">Définir la méthode run() qui décrit la tâche effectuée par le thread associé.</text:p>
      <text:p text:style-name="P15">Pour lancer le thread : créer un objet de la nouvelle classe et invoquer la méthode start() sur cet objet (appel implicite à run()).</text:p>
      <text:p text:style-name="P9"/>
      <text:p text:style-name="P18">Socket UDP</text:p>
      <text:p text:style-name="P9"/>
      <text:p text:style-name="P16">Rappels</text:p>
      <text:p text:style-name="P16">UDP est un protocole non connecté.</text:p>
      <text:p text:style-name="P16">UDP ne garantirt pas l'arrivée des données au destinataire.</text:p>
      <text:p text:style-name="P16">Il ne garantit pas non plus qu'elles arrivent dans le bon ordre.</text:p>
      <text:p text:style-name="P16">UDP est plus rapide que TCP et donc plus efficace dans le cas où l'ordre des messages a peu d'importance dans le cas où les accusés de reception ne sont pas nécessaires.</text:p>
      <text:p text:style-name="P16">UDP permet le multicast.</text:p>
      <text:p text:style-name="P16">Exemple : la plus part des requêtes DNS ce font par UDP.</text:p>
      <text:p text:style-name="P16"/>
      <text:p text:style-name="P19">Classe DatagramSocket</text:p>
      <text:p text:style-name="P19">Constructeur</text:p>
      <text:p text:style-name="P19">public DatagramSocket() crée une socket UDP liée à n'importe quel port disponible sur la machine local.</text:p>
      <text:p text:style-name="P19">Public DatagramSocket(int port)</text:p>
      <text:p text:style-name="P19">crée une socket datagramme liée au port spécifié et à toutes les adresses IP de la machine.</text:p>
      <text:p text:style-name="P19">Public DatagramSocket(int port, InetAddress Iaddr) crée une socket datagramme liée au port et à l'adresse spécfiés.</text:p>
      <text:p text:style-name="P19">Public DatagramSocket (SocketAdress binAdress)</text:p>
      <text:p text:style-name="P19"/>
      <text:p text:style-name="P19">Rappels sur InetAddress</text:p>
      <text:p text:style-name="P19">La classe InetAddress représente une adresse IP</text:p>
      <text:p text:style-name="P19">Plus méthode nous permettent d'avoir une InetAdress.</text:p>
      <text:p text:style-name="P19"/>
      <text:p text:style-name="P20">Méthode send et receive</text:p>
      <text:p text:style-name="P20">public void send (DatagramPacket p)</text:p>
      <text:p text:style-name="P20">envoie un datagramme packet depuis la socket en question</text:p>
      <text:p text:style-name="P20">Le datagramPacket comprend les données à envoyer, leur taille, l'adresse IP et le port de dest.</text:p>
      <text:p text:style-name="P20">Public void receive(DatagramPacket p)</text:p>
      <text:p text:style-name="P20">reçoit un datagramme packet via cette socket.</text:p>
      <text:p text:style-name="P20">Le datagrampacket contient les données reçues , leur taille, l'adresse IP, le port.</text:p>
      <text:p text:style-name="P20"/>
      <text:p text:style-name="P20">Class DatagramPacket : constructeurs</text:p>
      <text:p text:style-name="P20">public DatagramPacket(byte[] buf, int length)</text:p>
      <text:p text:style-name="P20">En général, crée un DatagramPacket pour recevoir des paquets d'une longueur = length avec length ≤ buf.length. Si l'émetteur envoie un message d'une taille plus importante que length, alors ce message sera tronqué. Sert uniquement à la réception.</text:p>
      <text:p text:style-name="P20">DatagramPakcet (byte[] buf, int length, InetAddress adress, int port)</text:p>
      <text:p text:style-name="P20">Il sert à la fois pour l'envoie et la réception. <text:span text:style-name="T5">Crée en général, un datagram packet pour envoyer des paquets d'une taille = length au point de terminaison distant spécifié.</text:span></text:p>
      <text:p text:style-name="P20"/>
      <text:p text:style-name="P21">String =&gt; tableau d'octets</text:p>
      <text:p text:style-name="P21"><text:soft-page-break/>Pour convertir une chaîne de caractères en un tableau d'octets, on peut utiliser la méthode byte[] getByte() de la classe String.</text:p>
      <text:p text:style-name="P21">Exemples :</text:p>
      <text:p text:style-name="P21">String chaine = « Hello »</text:p>
      <text:p text:style-name="P21"><text:span text:style-name="T7">byte</text:span>[] <text:span text:style-name="T6">tab </text:span>= chaine.getByte() ;</text:p>
      <text:p text:style-name="P21"/>
      <text:p text:style-name="P22">client/serveur Daytime en UDP.</text:p>
      <text:p text:style-name="P22"/>
      <text:p text:style-name="P23">DatagramSocket s = new DatagramSocket(50013) ;</text:p>
      <text:p text:style-name="P23">byte tab<text:span text:style-name="T8">[]</text:span> = <text:span text:style-name="T8">new byte[512] ;</text:span></text:p>
      <text:p text:style-name="P24"><text:span text:style-name="T10">DatagramPacket dp = </text:span>new DatagramPacket(tab, tab.length) ;</text:p>
      <text:p text:style-name="P23">s.<text:span text:style-name="T8">receive</text:span>(<text:span text:style-name="T10">dp</text:span>);</text:p>
      <text:p text:style-name="P25">byte donnes [] = Date.getByte() ;</text:p>
      <text:p text:style-name="P23">s.<text:span text:style-name="T9">send(donnes, donnes.length, dp.getAddress, dp.getPort()) ;</text:span></text:p>
      <text:p text:style-name="P23">s.close() ;</text:p>
      <text:p text:style-name="P23"/>
      <text:p text:style-name="P27">Pour en envoyer a plusieurs client</text:p>
      <text:p text:style-name="P27"/>
      <text:p text:style-name="P24">DatagramSocket s = new DatagramSocket(50013) ;</text:p>
      <text:p text:style-name="P24">byte tab<text:span text:style-name="T8">[]</text:span> = <text:span text:style-name="T8">new byte[512] ;</text:span></text:p>
      <text:p text:style-name="P24"><text:span text:style-name="T10">DatagramPacket dp = </text:span>new DatagramPacket(tab, tab.length) ;</text:p>
      <text:p text:style-name="P27">for (int i = 0 ; i &lt; NbClient ; ++i) {</text:p>
      <text:p text:style-name="P24"><text:tab/>s.<text:span text:style-name="T8">receive</text:span>(<text:span text:style-name="T10">dp</text:span>);</text:p>
      <text:p text:style-name="P26"><text:tab/>byte donnes [] = Date.getByte() ;</text:p>
      <text:p text:style-name="P24"><text:tab/>s.<text:span text:style-name="T9">send(donnes, donnes.length, dp.getAddress, dp.getPort()) ;</text:span></text:p>
      <text:p text:style-name="P27">}</text:p>
      <text:p text:style-name="P24">s.close() ;</text:p>
      <text:p text:style-name="P24"/>
      <text:p text:style-name="P30">Client</text:p>
      <text:p text:style-name="P24"/>
      <text:p text:style-name="P28">byte[] buf = new byte[512] ;</text:p>
      <text:p text:style-name="P28">DatagramSocket sClient = new DatagramSocket() ;</text:p>
      <text:p text:style-name="P28">buf = « Hello ».getByte() ;</text:p>
      <text:p text:style-name="P28">DatagramPacket packetSend = new DatagramPacket(buf, buf.length, new InetAddress.<text:span text:style-name="T11">getByName</text:span>(« 139.124.187.30 »), 50013) ;</text:p>
      <text:p text:style-name="P28">sClient.send(packetSend) ;</text:p>
      <text:p text:style-name="P28">DatagramPacket packetReceive = new DatagramPacket(buf, buf.length) ;</text:p>
      <text:p text:style-name="P28">sClient.receive(packetReceive) ;</text:p>
      <text:p text:style-name="P28">System.out.println(new String(packetReceive.getData(), <text:span text:style-name="T11">0, packetReceive.getLength</text:span>) ;</text:p>
      <text:p text:style-name="P28">sClient.close() ;</text:p>
      <text:p text:style-name="P28"/>
      <text:p text:style-name="P31">Multicast</text:p>
      <text:p text:style-name="P31">La classe MulticastSocket dérive de la classe DatagramSocket</text:p>
      <text:p text:style-name="P31">Elle permet d'envoyer et de recevoir des messages multicast.</text:p>
      <text:p text:style-name="P32">Constructeur :</text:p>
      <text:p text:style-name="P32">public MulticastSocket(int port) // crée un multicast</text:p>
      <text:p text:style-name="P32">public void joinGroup(InetAddress mcastaddr) // joind un groupe</text:p>
      <text:p text:style-name="P32">public void leaveGroupe(InetAddress mcastaddr) // Quitter un groupe.</text:p>
      <text:p text:style-name="P32"/>
      <text:p text:style-name="P33">Exemple : </text:p>
      <text:p text:style-name="P33">Des clients qui appartiennent au groupe multicast [239.0.0.19/ 50009]</text:p>
      <text:p text:style-name="P33">- 1 serveur qui envoie périodiquement 1 messages. (« Hello World », par exemple) au groupe <text:soft-page-break/>précedent.</text:p>
      <text:p text:style-name="P33"/>
      <text:p text:style-name="P34">Client</text:p>
      <text:p text:style-name="P34">MulticastSocket socket = new MulticastSocket(50111) ;</text:p>
      <text:p text:style-name="P34">InetAddress groupe = InetAddress.getByName(« 239.0.0.20 »);</text:p>
      <text:p text:style-name="P34">socket.joinGroup(groupe) ;</text:p>
      <text:p text:style-name="P29">byte[] buf = new byte[<text:span text:style-name="T12">256</text:span>] ;</text:p>
      <text:p text:style-name="P29">DatagramPacket packetSend = new DatagramPacket(buf, buf.length) ;</text:p>
      <text:p text:style-name="P29"><text:span text:style-name="T12">socket</text:span>.<text:span text:style-name="T12">receive</text:span>(packetSend) ;</text:p>
      <text:p text:style-name="P34">System.out.prinln(new String(packet.getData())) ;</text:p>
      <text:p text:style-name="P34">socket.leaveGroupe(groupe) ;</text:p>
      <text:p text:style-name="P34">socket.close() ;</text:p>
      <text:p text:style-name="P34"/>
      <text:p text:style-name="P34">Serveur</text:p>
      <text:p text:style-name="P34">DatagramSocket socketServ = new DatagramSocket() ;</text:p>
      <text:p text:style-name="P29">byte[] buf = new byte[512] ;</text:p>
      <text:p text:style-name="P29">buf = « Hello <text:span text:style-name="T12">world</text:span> ».getByte() ;</text:p>
      <text:p text:style-name="P29">DatagramPacket packetSend = new DatagramPacket (buf, buf.length <text:tab/><text:tab/><text:tab/><text:tab/><text:tab/><text:tab/><text:tab/><text:tab/><text:tab/>,InetAddress.<text:span text:style-name="T11">getByName</text:span>(« <text:span text:style-name="T12">239.0.0.20</text:span> ») , 50<text:span text:style-name="T12">111</text:span>) ;</text:p>
      <text:p text:style-name="P34">for ( ;;) {</text:p>
      <text:p text:style-name="P34"><text:tab/>socketServ.send(packetSend) ;</text:p>
      <text:p text:style-name="P34"><text:tab/>T<text:span text:style-name="T13">hread.</text:span>sleep(10) ;</text:p>
      <text:p text:style-name="P34">}</text:p>
      <text:p text:style-name="P34">socketServ.close() ;</text:p>
      <text:p text:style-name="P34"/>
      <text:p text:style-name="P35">Exercice :</text:p>
      <text:p text:style-name="P35">Ecrire un client/serveur TCP pour le protocole echo :</text:p>
      <text:p text:style-name="P35">Coté client, , l'utilisateur saisit une chaîne, qui est envoyée ensuite au serveur.</text:p>
      <text:p text:style-name="P35">Le serveur répond par la même chaine.</text:p>
      <text:p text:style-name="P35">« quit » → quiter la boucle.</text:p>
      <text:p text:style-name="P35"/>
      <text:p text:style-name="P35">ServerSocket ss = new ServerSocket(9) ;</text:p>
      <text:p text:style-name="P35">Scanner sc = new Scanner(system.in) ;</text:p>
      <text:p text:style-name="P35">for (;;) {</text:p>
      <text:p text:style-name="P35"><text:tab/>String saisie = sc.nextLine() ;</text:p>
      <text:p text:style-name="P35"><text:tab/>if (saisie.equals(« quit »)) { break; }</text:p>
      <text:p text:style-name="P36"><text:tab/><text:span text:style-name="T15">Socket client = ss.accept() ;</text:span></text:p>
      <text:p text:style-name="P12"><text:tab/>Bufferedwriter out = new BufferedWriter(new <text:tab/>OutputStreamWriter(client.getOutputStream())) ;</text:p>
      <text:p text:style-name="P12"><text:tab/><text:span text:style-name="T14">out.write(saisie) ;</text:span></text:p>
      <text:p text:style-name="P12"><text:tab/><text:span text:style-name="T14">out.close() ;</text:span></text:p>
      <text:p text:style-name="P37"><text:tab/>sclient.close() ;</text:p>
      <text:p text:style-name="P35">}</text:p>
      <text:p text:style-name="P37">ss.close() ;</text:p>
      <text:p text:style-name="P37"/>
      <text:p text:style-name="P38">Socket en C</text:p>
      <text:p text:style-name="P38"/>
      <text:p text:style-name="P39">Client/Serveur (TCP)</text:p>
      <text:p text:style-name="P39"/>
      <text:p text:style-name="P39">Serveur<text:tab/>Client </text:p>
      <text:p text:style-name="P39">Socket()<text:tab/>socket()</text:p>
      <text:p text:style-name="P39">bind()<text:tab/><text:tab/>connect()</text:p>
      <text:p text:style-name="P39"><text:soft-page-break/>listen()<text:tab/><text:tab/>recvfrom()</text:p>
      <text:p text:style-name="P39">accept()<text:tab/>recv(), sendto() send()</text:p>
      <text:p text:style-name="P39">recvfrom(),recv,send(), send()</text:p>
      <text:p text:style-name="P39">close()<text:tab/><text:tab/>close()</text:p>
      <text:p text:style-name="P39"/>
      <text:p text:style-name="P39">Client/Serveur (UDP)</text:p>
      <text:p text:style-name="P39">Serveur<text:tab/>Client</text:p>
      <text:p text:style-name="P39">socket()<text:tab/>recvfrom()</text:p>
      <text:p text:style-name="P39">bind()<text:tab/><text:tab/>sendto()</text:p>
      <text:p text:style-name="P39">recvfrom()<text:tab/>close()</text:p>
      <text:p text:style-name="P39">sendto()</text:p>
      <text:p text:style-name="P39">close()</text:p>
      <text:p text:style-name="P39"/>
      <text:p text:style-name="P41">Socket(1)</text:p>
      <text:p text:style-name="P41">#include &lt;sys/socket.h&gt;</text:p>
      <text:p text:style-name="P41">int socket(int domain, int type, int protocol) ;</text:p>
      <text:p text:style-name="P41"/>
      <text:p text:style-name="P41">crée une socket(point de communication)</text:p>
      <text:p text:style-name="P41">renvoie un descripteur qui référence la socket créée en cas de succès</text:p>
      <text:p text:style-name="P41">renvoie -1 en cas d'échec</text:p>
      <text:p text:style-name="P41"/>
      <text:p text:style-name="P41">parametre type : type de la socket</text:p>
      <text:p text:style-name="P41">Exemple :</text:p>
      <text:p text:style-name="P41">- SOCK_STREAM TCP</text:p>
      <text:p text:style-name="P40"><text:span text:style-name="T16">- SOCK_</text:span><text:span text:style-name="T17">DGRAM</text:span></text:p>
      <text:p text:style-name="P41"/>
      <text:p text:style-name="P41">int bind(int sockfd, const struc sockaddr *addr, socklen_t addrlen) ;</text:p>
      <text:p text:style-name="P41"/>
      <text:p text:style-name="P41">struct sockaddr {</text:p>
      <text:p text:style-name="P41"><text:tab/>sa_family_t sa_family ;</text:p>
      <text:p text:style-name="P41"><text:tab/>char sa_data[14] ;</text:p>
      <text:p text:style-name="P41">}</text:p>
      <text:p text:style-name="P41"/>
      <text:p text:style-name="P41">La structure sockaddr permet d'utiliser diffrentes structures d'adresse (via un transtypage)</text:p>
      <text:p text:style-name="P41"/>
      <text:p text:style-name="P41">struct sockaddr_in {</text:p>
      <text:p text:style-name="P41"><text:tab/>shot sin_family ;</text:p>
      <text:p text:style-name="P41"><text:tab/>in_port_t sin_port ;</text:p>
      <text:p text:style-name="P41"><text:tab/>struct in_addr sin_addr ;</text:p>
      <text:p text:style-name="P41">}</text:p>
      <text:p text:style-name="P41"/>
      <text:p text:style-name="P42">sockaddr_in représente un point de terminaison(@IP, port)</text:p>
      <text:p text:style-name="P41"/>
      <text:p text:style-name="P42">struct in_addr {</text:p>
      <text:p text:style-name="P42"><text:tab/>in_addr_t s_addr ;</text:p>
      <text:p text:style-name="P42">} ;</text:p>
      <text:p text:style-name="P42"/>
      <text:p text:style-name="P42">typedef uint32_t in_addr_t ; (uint32 est défini dans bits/type.h)</text:p>
      <text:p text:style-name="P43">String-&gt;in_addr</text:p>
      <text:p text:style-name="P43">int inet_aton(const char *cp, struct in_addr *inp) ;</text:p>
      <text:p text:style-name="P43">Exemple : </text:p>
      <text:p text:style-name="P43">in_addr myaddr ;</text:p>
      <text:p text:style-name="P43"><text:soft-page-break/>inet_aton(« 127.0.0.1 », &amp;myaddr) ;</text:p>
      <text:p text:style-name="P43"/>
      <text:p text:style-name="P43">in_addr-&gt;String</text:p>
      <text:p text:style-name="P43">char *buf = inet_ntoa(myaddr) ;</text:p>
      <text:p text:style-name="P43"/>
      <text:p text:style-name="P44">INADDR_ANY représente l'adresse wildcar 0.0.0.0</text:p>
      <text:p text:style-name="P44">sockaddr_serveur.sin_addr.s_addr = INADDR_ANY</text:p>
      <text:p text:style-name="P44"/>
      <text:p text:style-name="P44">Exemple : Serveur daytime TCP</text:p>
      <text:p text:style-name="P44"/>
      <text:p text:style-name="P44">#include &lt;sys/socket.h&gt;</text:p>
      <text:p text:style-name="P44"/>
      <text:p text:style-name="P44">int main() {</text:p>
      <text:p text:style-name="P44"><text:tab/>int sock_serveur = socket(AF_INET, SOCK_STREAM, 0) ;</text:p>
      <text:p text:style-name="P44"><text:tab/>struct sockaddr_in sockaddr_serveur ;</text:p>
      <text:p text:style-name="P44"><text:tab/>sockaddr_serveur.sin_family = AF_INET ; // IPV4</text:p>
      <text:p text:style-name="P44"><text:tab/>sockaddr_serveur.sin_port = (htons) (5000) ;</text:p>
      <text:p text:style-name="P44"><text:tab/>in_addr addr ;</text:p>
      <text:p text:style-name="P44"><text:tab/>inet_aton(« 127.0.0.1 », &amp;addr) ;</text:p>
      <text:p text:style-name="P44"><text:tab/>sockaddr_serveur.sin_addr = addr ;</text:p>
      <text:p text:style-name="P44"><text:tab/>bind(sock_serveur, (struct sockaddr *) &amp; sockaddr_serveur, sizeof(struct sockaddr)) ;</text:p>
      <text:p text:style-name="P45"><text:tab/><text:span text:style-name="T19">listen(sock_serveur, 10) ;</text:span></text:p>
      <text:p text:style-name="P45"><text:tab/><text:span text:style-name="T19">struct sockaddr_in addr_client ;</text:span></text:p>
      <text:p text:style-name="P45"><text:tab/><text:span text:style-name="T19">socklen_t size = sizeof(struct sockaddr_in) ;</text:span></text:p>
      <text:p text:style-name="P45"><text:tab/><text:span text:style-name="T19">int soc_client = accept(sock_server, (struct sockaddr *) &amp; addr_client, &amp;size) ;</text:span></text:p>
      <text:p text:style-name="P45"><text:tab/><text:span text:style-name="T20">date = time(NULL) ;</text:span></text:p>
      <text:p text:style-name="P45"><text:tab/><text:span text:style-name="T20">msg = ctime(&amp;date) ;</text:span></text:p>
      <text:p text:style-name="P45"><text:tab/><text:span text:style-name="T20">sendto (sock_client, msg, strlen(msg), 0, NULL, 0) ;</text:span></text:p>
      <text:p text:style-name="P46"><text:tab/>// <text:span text:style-name="T20">send (sock_client, msg, strlen(msg), 0) ;</text:span></text:p>
      <text:p text:style-name="P46"><text:tab/>// <text:span text:style-name="T20">write (sock_client, msg, strlen(msg)) ;</text:span></text:p>
      <text:p text:style-name="P45"><text:tab/>return 1;</text:p>
      <text:p text:style-name="P44">}</text:p>
      <text:p text:style-name="P44"/>
      <text:p text:style-name="P48">sockaddr_serveur.sin_addr.s_addr = INADDR_ANY // de type in_addr_t</text:p>
      <text:p text:style-name="P48"/>
      <text:p text:style-name="P48"/>
      <text:p text:style-name="P49">int listen (int sockfd, int backlog);</text:p>
      <text:p text:style-name="P49">Uniquement en mode connectée</text:p>
      <text:p text:style-name="P49">La fonction listen() met la socket sockfd à l'écoute : elle sera utilisée pour accepter des clients via accept.</text:p>
      <text:p text:style-name="P49">Backlog est la longueur maximale pour la file des connexions en attente. </text:p>
      <text:p text:style-name="P49"/>
      <text:p text:style-name="P49">Int accept(int sockfd, struct sockaddr *addr, socklen_t *addrlen) ;</text:p>
      <text:p text:style-name="P49"/>
      <text:p text:style-name="P49">Pour envoyer des données à une socket, on peut utiliser : </text:p>
      <text:p text:style-name="P49">sendto()</text:p>
      <text:p text:style-name="P49">send()</text:p>
      <text:p text:style-name="P49">write()</text:p>
      <text:p text:style-name="P49"/>
      <text:p text:style-name="P49">ssize_t sendto(int sockfd, const void *bufff, size_t len, int flags, const struct sockaddr *dest_addr, socklen_t addrlen) ;</text:p>
      <text:p text:style-name="P49"/>
      <text:p text:style-name="P49"><text:soft-page-break/>sockfd est le descripteur de la socket émetrice</text:p>
      <text:p text:style-name="P49">buf contient le message à envoyer</text:p>
      <text:p text:style-name="P49">len est la taille du message à envoyer</text:p>
      <text:p text:style-name="P49">dest_addr l'adresse du destinataire</text:p>
      <text:p text:style-name="P49">addrlen la taille de l'adresse du destinataire</text:p>
      <text:p text:style-name="P49">retourne -1 en cas d'échec, et le nombre d'ockets envoyés en cas de succès.</text:p>
      <text:p text:style-name="P50">Si la socket est en mode connecté (on connaît le destinataire), alors dest_addr = NULL, addrlen = 0 ;</text:p>
      <text:p text:style-name="P51">send peut être utilisée uniquement avec une socket connecté (on connaît le destinataire)</text:p>
      <text:p text:style-name="P51">send équivalent à write si le flag vaut 0.</text:p>
      <text:p text:style-name="P52">ssize_t recvfrom (int sockfd, void *buf, size_t len, int flags, struct sockaddr *src_addr, socklen_t *addrlen) ;</text:p>
      <text:p text:style-name="P52">sockfd est le descripteur de la socket receptrice</text:p>
      <text:p text:style-name="P52">buf contient le message reçu</text:p>
      <text:p text:style-name="P52">len est la taille maximale du message reçu</text:p>
      <text:p text:style-name="P52">src_addr l'adresse de l'émetteur</text:p>
      <text:p text:style-name="P52">addrlen la taille de l'adresse de l'émetteur. Elle doit être initialisée par l'appelant à la taille de src_addr. Elle est modifiée en retour pour indiquer la taille réelle de l'adresse enregistrée. </text:p>
      <text:p text:style-name="P52">Si la socket est en mode connecté (on connaît l'émetteur), alors src_addr = NULL, addrlen n'est donc pas utilisé et devrait être NULL.</text:p>
      <text:p text:style-name="P54">Recv est utilisé en mode connecté.</text:p>
      <text:p text:style-name="P54">Read si flag à 0.</text:p>
      <text:p text:style-name="P54"/>
      <text:p text:style-name="P54">int connect(int sockfd, const struct sockaddr *addr, socklen_t addrlen) ;</text:p>
      <text:p text:style-name="P54">Deux cas :</text:p>
      <text:p text:style-name="P54"><text:tab/>Si la socket sockfd est en mode connecté alors connect() tente de connecter à cette socket à la socket liée à addr.</text:p>
      <text:p text:style-name="P54">Si la socket sockfd est en mode non connecté alors ses messages seront envoyés par défaut à addr. </text:p>
      <text:p text:style-name="P54"/>
      <text:p text:style-name="P55">Ecrire un client daytime en TCP</text:p>
      <text:p text:style-name="P56">int main () {</text:p>
      <text:p text:style-name="P55"><text:tab/>int sock_client = socket (AF_INET, SOCK_STREAM, 0) ;</text:p>
      <text:p text:style-name="P47"><text:tab/>struct sockaddrin sockaddr_s<text:span text:style-name="T22">erveur;</text:span></text:p>
      <text:p text:style-name="P55"><text:tab/>sockaddr_<text:span text:style-name="T22">serveur</text:span>.<text:span text:style-name="T18">sin_family = AF_INET ; // IPV4</text:span></text:p>
      <text:p text:style-name="P55"><text:tab/>sockaddr_<text:span text:style-name="T22">serveur.sin_port = (htons) (5000) ;</text:span></text:p>
      <text:p text:style-name="P47"><text:tab/>in_addr addr ;<text:tab/></text:p>
      <text:p text:style-name="P47"><text:tab/>inet_aton(« 127.0.0.1 », &amp;addr) ;</text:p>
      <text:p text:style-name="P55"><text:tab/>sockaddr_<text:span text:style-name="T22">serveur</text:span>.sin_addr = add ;</text:p>
      <text:p text:style-name="P55"><text:tab/>connect(sock_client, (struct sockaddr *) &amp;sockaddr_<text:span text:style-name="T22">serveur</text:span>, sizeof(struct sockaddr)) ;</text:p>
      <text:p text:style-name="P55"><text:tab/>char msg[256] ;</text:p>
      <text:p text:style-name="P53"><text:tab/>recvfrom<text:span text:style-name="T21">(sock_client, msg, sizeof(msg), 0, NULL, 0) ;</text:span></text:p>
      <text:p text:style-name="P55"><text:tab/>//recv(sock_client, msg, strlen(msg), 0) ;</text:p>
      <text:p text:style-name="P55"><text:tab/>// read(sock_client, msg, strlen(msg)) ;</text:p>
      <text:p text:style-name="P56"><text:tab/>close (sock_client) ;</text:p>
      <text:p text:style-name="P56">}</text:p>
      <text:p text:style-name="P56"/>
      <text:p text:style-name="P57">Socket socket_client = new Socket() ;</text:p>
      <text:p text:style-name="P57"/>
      <text:p text:style-name="P57"/>
      <text:p text:style-name="P57"/>
      <text:p text:style-name="P57"/>
      <text:p text:style-name="P57"/>
      <text:p text:style-name="P57"><text:soft-page-break/></text:p>
      <text:p text:style-name="P58">RMI (Remote Méthod Invocation)</text:p>
      <text:p text:style-name="P58"/>
      <text:p text:style-name="P59">Le système Java RMI permet à 1 objet sur 1 JVM d'appeler les émthodes d'un autre objet sur une autre JVM. Une application RMI comprend deux programmes : un serveur et un client : </text:p>
      <text:p text:style-name="P59"><text:tab/>- Le serveur crée des objets distants et les rend accessibles aux clients.</text:p>
      <text:p text:style-name="P59"><text:tab/>- Le client récupère la reference d'un objet distant sur un serveur et invoque ses méthodes distantes</text:p>
      <text:p text:style-name="P59"/>
      <text:p text:style-name="P60">Objet distant :</text:p>
      <text:p text:style-name="P60"/>
      <text:p text:style-name="P69">Un objet distant est est une classe qui :</text:p>
      <text:p text:style-name="P69"><text:tab/>- implémente une interface distante</text:p>
      <text:p text:style-name="P69"><text:tab/>- dérive de la classe UnicastRemoteObject.</text:p>
      <text:p text:style-name="P69">Une interface distante est une interface qui dérive de l'interface Remote et déclare un ensemble de méthodes distantes (chaque méthode distante doit traiter l'exception RemoteException dans sa classe throw. </text:p>
      <text:p text:style-name="P69"/>
      <text:p text:style-name="P60">Remarque : <text:span text:style-name="T23"><text:s/>Un objet distant peut définir une méthode qui n'apparait pas dans l'interface distante mais cette méthode ne pourra pas être appelée depuis une autre JVM.</text:span></text:p>
      <text:p text:style-name="P60"><text:span text:style-name="T23"/></text:p>
      <text:p text:style-name="P60">Exemple :<text:span text:style-name="T23"> (HelloWorld)</text:span></text:p>
      <text:p text:style-name="P60"><text:span text:style-name="T23">On veut créer un objet distant qui offre une méthode afficherHello() qui retourne la chaine de caractère « HelloWorld ». </text:span></text:p>
      <text:p text:style-name="P60"><text:span text:style-name="T23"/></text:p>
      <text:p text:style-name="P60"><text:span text:style-name="T23">public </text:span><text:span text:style-name="T24">class RemoteHelloInterface</text:span><text:span text:style-name="T23"> </text:span><text:span text:style-name="T24">extends UnicastRemoteObject implements HelloInterface {</text:span></text:p>
      <text:p text:style-name="P60"><text:span text:style-name="T24"><text:tab/>public String afficherHello() throws RemoteException {</text:span></text:p>
      <text:p text:style-name="P60"><text:span text:style-name="T24"><text:tab/><text:tab/>return « Hello World » ;</text:span></text:p>
      <text:p text:style-name="P60"><text:span text:style-name="T24"><text:tab/>}</text:span></text:p>
      <text:p text:style-name="P60"><text:span text:style-name="T24"/></text:p>
      <text:p text:style-name="P61"><text:span text:style-name="T23">}</text:span></text:p>
      <text:p text:style-name="P61"><text:span text:style-name="T23"/></text:p>
      <text:p text:style-name="P61"><text:span text:style-name="T23">public interface HelloInterface () extends Remote{</text:span></text:p>
      <text:p text:style-name="P61"><text:span text:style-name="T23"><text:tab/>public abstract String afficherHello() throw RemoteException ;</text:span></text:p>
      <text:p text:style-name="P61"><text:span text:style-name="T23">}</text:span></text:p>
      <text:p text:style-name="P61"><text:span text:style-name="T24"/></text:p>
      <text:p text:style-name="P61"><text:span text:style-name="T24"/></text:p>
      <text:p text:style-name="P61">Serveur RMI</text:p>
      <text:p text:style-name="P61"/>
      <text:p text:style-name="P70">Un serveur RMI crée un (des) objets(s) distant(s) et le(s) rend accessible(s). Le serveur RMI publie les objets distants dans un registre (RMI Register) où il définit des correspondances de type (réference objet distant, nom_objet_distant)</text:p>
      <text:p text:style-name="P70"/>
      <table:table table:name="Table1" table:style-name="Table1">
        <table:table-column table:style-name="Table1.A"/>
        <table:table-column table:style-name="Table1.B"/>
        <table:table-row>
          <table:table-cell table:style-name="Table1.A1" office:value-type="string">
            <text:p text:style-name="P73">RefObj</text:p>
          </table:table-cell>
          <table:table-cell table:style-name="Table1.B1" office:value-type="string">
            <text:p text:style-name="P73">NomObj</text:p>
          </table:table-cell>
        </table:table-row>
        <table:table-row>
          <table:table-cell table:style-name="Table1.A2" office:value-type="string">
            <text:p text:style-name="P72">…</text:p>
          </table:table-cell>
          <table:table-cell table:style-name="Table1.B2" office:value-type="string">
            <text:p text:style-name="P72">...</text:p>
          </table:table-cell>
        </table:table-row>
      </table:table>
      <text:p text:style-name="P70"/>
      <text:p text:style-name="P70">Pour lancer le RMI register depuis 1 console, on utilise la commande « rmiregist<text:span text:style-name="T27">r</text:span>y ». Par défaut, il s'agit du port 1099. Néanmoins, on peut spécifier un autre port <text:span text:style-name="T27">comme paramètre pour la commande « rmiregistry » (rmiregistry numport)</text:span></text:p>
      <text:p text:style-name="P71"/>
      <text:p text:style-name="P62">Exemple (suite)</text:p>
      <text:p text:style-name="P71"><text:soft-page-break/>public class ServeurHello {</text:p>
      <text:p text:style-name="P71"><text:tab/>public static void main (Strings[] args) {</text:p>
      <text:p text:style-name="P71"><text:tab/><text:tab/>HelloRemoteObject obj = new HelloRemoteObject() ;</text:p>
      <text:p text:style-name="P71"><text:tab/><text:tab/>Registry monRegistre = LocateRegistry.getRegistry() ;</text:p>
      <text:p text:style-name="P71"><text:tab/><text:tab/>monRegistre.rebind(« HelloWorld ») ;</text:p>
      <text:p text:style-name="P71"><text:tab/><text:tab/>Syso(« Serveur pret ») ;</text:p>
      <text:p text:style-name="P71"><text:tab/>}</text:p>
      <text:p text:style-name="P71">}</text:p>
      <text:p text:style-name="P62"><text:span text:style-name="T23"/></text:p>
      <text:p text:style-name="P62"><text:span text:style-name="T23"/></text:p>
      <text:p text:style-name="P62"><text:span text:style-name="T23">On doit positionner la propriété code base du serveur au nom des dossiers contenant la définition de l'interface distante. </text:span></text:p>
      <text:p text:style-name="P62"><text:span text:style-name="T23">Deux façons pour le faire :</text:span></text:p>
      <text:p text:style-name="P62"><text:span text:style-name="T23">1) Depuis une console</text:span></text:p>
      <text:p text:style-name="P62"><text:span text:style-name="T23">Java <text:s/>Djava.rmi.serveur.codebuse = </text:span><text:a xlink:type="simple" xlink:href="../../../../../chemin_dossier-interface" text:style-name="Internet_20_link" text:visited-style-name="Visited_20_Internet_20_Link">file:chemin_dossier-interface</text:a></text:p>
      <text:p text:style-name="P62"><text:span text:style-name="T23">2) Propriété prop = System.getProperties() ;</text:span></text:p>
      <text:p text:style-name="P62"><text:span text:style-name="T23">prop.put(« java.rmi.server.codebase », « </text:span><text:a xlink:type="simple" xlink:href="../../../../../chemin_dossiers" text:style-name="Internet_20_link" text:visited-style-name="Visited_20_Internet_20_Link">file:chemin_dossiers</text:a><text:span text:style-name="T23"> interface ») ;</text:span></text:p>
      <text:p text:style-name="P62"><text:span text:style-name="T23"/></text:p>
      <text:p text:style-name="P62"><text:span text:style-name="T23">Notons que si le client et le serveur se trouvent sur deux machines différentes , il faut positionner l'option hostname à </text:span><text:a xlink:type="simple" xlink:href="mailto:l'@IP" text:style-name="Internet_20_link" text:visited-style-name="Visited_20_Internet_20_Link"><text:span text:style-name="T28">l'</text:span></text:a><text:a xlink:type="simple" xlink:href="mailto:l'@IP" text:style-name="Internet_20_link" text:visited-style-name="Visited_20_Internet_20_Link"><text:span text:style-name="T29">addresse </text:span></text:a><text:a xlink:type="simple" xlink:href="mailto:l'@IP" text:style-name="Internet_20_link" text:visited-style-name="Visited_20_Internet_20_Link"><text:span text:style-name="T28">IP</text:span></text:a><text:span text:style-name="T23"> du serveur.</text:span></text:p>
      <text:p text:style-name="P62"><text:span text:style-name="T23"/></text:p>
      <text:p text:style-name="P63"><text:span text:style-name="T23">Serveur RMI et traitement « simultané » de clients :</text:span></text:p>
      <text:p text:style-name="P63"><text:span text:style-name="T23">Par implémentation, des serveurs RMI sont multithread : plusieurs clients peuvent invoquer des méthodes distantes d'un même objet distant en même temps. Cependant, il faut prendre en charges les accès conccurents aux ressources.</text:span></text:p>
      <text:p text:style-name="P63"><text:span text:style-name="T23">Pour cela, on peut utiliser les méthodes « synchronized » : Quand 1 thread execute 1 méthode synchronized d'un objet, tous les autres threads qui invoquent une méthode synchronized du même objet seront bloqués.</text:span></text:p>
      <text:p text:style-name="P63"><text:span text:style-name="T23"/></text:p>
      <text:p text:style-name="P64"><text:span text:style-name="T23">RMI du serveur avec la méthode :</text:span></text:p>
      <text:p text:style-name="P64"><text:span text:style-name="T23">Le client obtient 1 réference vers le registre RMI du serveur avec la méthode : LocateRegistry.getRegistry(@serveur).</text:span></text:p>
      <text:p text:style-name="P64"><text:span text:style-name="T23">Le client invoque ensuite la méthode lookup</text:span><text:span text:style-name="T25"> </text:span><text:span text:style-name="T23">pour avoir la référence de l'objet distant, ce qui lui permettra d'appeler ses méthodes distantes.</text:span></text:p>
      <text:p text:style-name="P64"><text:span text:style-name="T23"/></text:p>
      <text:p text:style-name="P65"><text:span text:style-name="T23">Public class clientRMI {</text:span></text:p>
      <text:p text:style-name="P65"><text:span text:style-name="T23"><text:tab/>public static void main (String[] args) <text:s/>{</text:span></text:p>
      <text:p text:style-name="P65"><text:span text:style-name="T23"><text:tab/><text:tab/>Registry serveur = LocateRegistry.getRegistry(139.124.187.29) ;</text:span></text:p>
      <text:p text:style-name="P65"><text:span text:style-name="T23"><text:tab/><text:tab/>HelloInterface stub = (HelloInterface) serveur.lookup(« Hello ») ;</text:span></text:p>
      <text:p text:style-name="P65"><text:span text:style-name="T23"><text:tab/><text:tab/>syso (Stub.afficherHello) ;</text:span></text:p>
      <text:p text:style-name="P65"><text:span text:style-name="T23"><text:tab/>}</text:span></text:p>
      <text:p text:style-name="P65"><text:span text:style-name="T23">}</text:span></text:p>
      <text:p text:style-name="P65"><text:span text:style-name="T23"/></text:p>
      <text:p text:style-name="P65"><text:span text:style-name="T23">Passage des paramètres :</text:span></text:p>
      <text:p text:style-name="P65"><text:span text:style-name="T23">On distingue deux cas : </text:span></text:p>
      <text:p text:style-name="P65"><text:span text:style-name="T23">1) Un objet local (ou 1 var de type basique) est passé par valeur</text:span></text:p>
      <text:p text:style-name="P65"><text:span text:style-name="T23">2) Un objet distant passé comme paramètre le sera par réference</text:span></text:p>
      <text:p text:style-name="P65"><text:span text:style-name="T23"/></text:p>
      <text:p text:style-name="P65"><text:span text:style-name="T23">Si le serveur ne connaît pas la classe d'un objet passé comme paramètre, alors il va changer le code de cette classe depuis le code base du client (ftp, sftp…)</text:span></text:p>
      <text:p text:style-name="P65"><text:span text:style-name="T23"/></text:p>
      <text:p text:style-name="P66"><text:span text:style-name="T23">Un sous type est :</text:span></text:p>
      <text:p text:style-name="P66"><text:soft-page-break/><text:span text:style-name="T23">a) Soit une implémentation de l'interface qui correspond au type passé comme paramètre. </text:span></text:p>
      <text:p text:style-name="P66"><text:span text:style-name="T23">b) Soit une sous classe de la classe qui correspond au type du paramètre de la méthode</text:span></text:p>
      <text:p text:style-name="P66"><text:span text:style-name="T23">c) Soit il s'agit de la même classe</text:span></text:p>
      <text:p text:style-name="P66"><text:span text:style-name="T23"/></text:p>
      <text:p text:style-name="P66"><text:span text:style-name="T23">Lorsque le serveur doit charger une classe qu'il ne connaît pas, on doit spécifier la politique de sécurité à adopter ce qui implique la mise en place d'un gestionnaire de sécurité.</text:span></text:p>
      <text:p text:style-name="P66"><text:span text:style-name="T23"/></text:p>
      <text:p text:style-name="P66"><text:span text:style-name="T23">Gestionnaire de sécurité en Java :</text:span></text:p>
      <text:p text:style-name="P66"><text:span text:style-name="T23"/></text:p>
      <text:p text:style-name="P66"><text:span text:style-name="T23">On rajoute le code suivant côté serveur.</text:span></text:p>
      <text:p text:style-name="P66"><text:span text:style-name="T23"/></text:p>
      <text:p text:style-name="P66"><text:span text:style-name="T23">If (system.getSecurityManager() == null) {</text:span></text:p>
      <text:p text:style-name="P66"><text:span text:style-name="T23"><text:tab/>System.setSecurityManager(new SecurityManager()) ;</text:span></text:p>
      <text:p text:style-name="P66"><text:span text:style-name="T23">}</text:span></text:p>
      <text:p text:style-name="P66"><text:span text:style-name="T23"/></text:p>
      <text:p text:style-name="P66"><text:span text:style-name="T23">properties prop = System.getProperties() ;</text:span></text:p>
      <text:p text:style-name="P66"><text:span text:style-name="T23">prop.put(« Java.security policy », nom_fichier_publique) ;</text:span></text:p>
      <text:p text:style-name="P66"><text:span text:style-name="T23"/></text:p>
      <text:p text:style-name="P66"><text:span text:style-name="T23">où nom-fichier_publique est un 1 ensemble de SocketPermissions (machine, un ensemble d'action pour accéder à cette machine)</text:span></text:p>
      <text:p text:style-name="P66"><text:span text:style-name="T23"/></text:p>
      <text:p text:style-name="P66"><text:span text:style-name="T23">Machine :</text:span></text:p>
      <text:p text:style-name="P66"><text:span text:style-name="T23">.host = (hostname/IP address) [:portrange]</text:span></text:p>
      <text:p text:style-name="P66"><text:span text:style-name="T23">.portrange : port number / - portnumber /</text:span></text:p>
      <text:p text:style-name="P66"><text:span text:style-name="T23">portnumber – [portnumber]</text:span></text:p>
      <text:p text:style-name="P66"/>
      <text:p text:style-name="P66"><text:span text:style-name="T23">Parmis les actions, on a « accept » et « connect »</text:span></text:p>
      <text:p text:style-name="P67"><text:span text:style-name="T23">Exemple : </text:span></text:p>
      <text:p text:style-name="P67"><text:span text:style-name="T23">gran</text:span><text:span text:style-name="T26">t</text:span><text:span text:style-name="T23"> { </text:span><text:span text:style-name="T26">permission java.net.sachetPermission </text:span></text:p>
      <text:p text:style-name="P67"><text:span text:style-name="T26"><text:tab/>« 139.124 .187.1 : 9999 » ;</text:span></text:p>
      <text:p text:style-name="P67"><text:span text:style-name="T26"><text:tab/>« connect, accept » ;</text:span></text:p>
      <text:p text:style-name="P67"><text:span text:style-name="T23">}</text:span></text:p>
      <text:p text:style-name="P67"><text:span text:style-name="T23"/></text:p>
      <text:p text:style-name="P68"><text:span text:style-name="T23">Exemple 2 :</text:span></text:p>
      <text:p text:style-name="P68"><text:span text:style-name="T23">grant { </text:span></text:p>
      <text:p text:style-name="P68"><text:span text:style-name="T23"><text:tab/>permission java.net.SocketPermission</text:span></text:p>
      <text:p text:style-name="P68"><text:span text:style-name="T23"><text:tab/>« infodoc.iut.univ-aix.fr:1024 - », « connect »;</text:span></text:p>
      <text:p text:style-name="P68"><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08:23:00.702817479</meta:creation-date>
    <meta:generator>LibreOffice/4.3.6.2$Linux_X86_64 LibreOffice_project/430m0$Build-2</meta:generator>
    <dc:date>2015-03-13T10:05:57.553608394</dc:date>
    <meta:editing-duration>PT3H58M54S</meta:editing-duration>
    <meta:editing-cycles>66</meta:editing-cycles>
    <meta:document-statistic meta:table-count="1" meta:image-count="0" meta:object-count="0" meta:page-count="12" meta:paragraph-count="444" meta:word-count="3015" meta:character-count="20005" meta:non-whitespace-character-count="17295"/>
  </office:meta>
</office:document-meta>
</file>